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5800000246BDFB98202BB42A07.png" manifest:media-type="image/png"/>
  <manifest:file-entry manifest:full-path="Pictures/1000000100000030000000305A0701936E999DA1.png" manifest:media-type="image/png"/>
  <manifest:file-entry manifest:full-path="Pictures/10000000000000500000000F4DACF69B46C49C51.png" manifest:media-type="image/png"/>
  <manifest:file-entry manifest:full-path="Pictures/10000000000002580000016A49A270042F88E568.png" manifest:media-type="image/png"/>
  <manifest:file-entry manifest:full-path="Pictures/100000000000034F0000024B321FD02E87492164.png" manifest:media-type="image/png"/>
  <manifest:file-entry manifest:full-path="Pictures/100000010000003000000030139CDCE64DA6C454.png" manifest:media-type="image/png"/>
  <manifest:file-entry manifest:full-path="Pictures/100000010000003000000030F987E2C522E27E8D.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22A0AEA096106148.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0" style:family="paragraph" style:parent-style-name="Standard">
      <style:text-properties style:font-name="Ari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7" style:family="paragraph" style:parent-style-name="Standard">
      <style:text-properties style:font-name="Arial" fo:font-size="12pt"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paragraph-properties fo:text-align="center" style:justify-single-word="false"/>
      <style:text-properties style:font-name="Arial"/>
    </style:style>
    <style:style style:name="P70" style:family="paragraph" style:parent-style-name="Corps_20_de_20_texte_20_2">
      <style:text-properties style:font-name="Arial"/>
    </style:style>
    <style:style style:name="P71" style:family="paragraph" style:parent-style-name="Header">
      <style:text-properties fo:language="fr" fo:country="FR"/>
    </style:style>
    <style:style style:name="P72" style:family="paragraph" style:parent-style-name="Footer">
      <style:text-properties fo:language="fr" fo:country="FR"/>
    </style:style>
    <style:style style:name="P73" style:family="paragraph" style:parent-style-name="Footer">
      <style:text-properties fo:font-size="10pt" fo:language="fr" fo:country="FR" style:font-size-asian="10pt" style:font-size-complex="10pt"/>
    </style:style>
    <style:style style:name="P74" style:family="paragraph" style:parent-style-name="Footnote">
      <style:text-properties fo:font-size="8pt" style:font-size-asian="8pt" style:font-size-complex="8pt"/>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8"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9"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5" style:family="paragraph" style:parent-style-name="Standard">
      <style:paragraph-properties fo:text-align="justify" style:justify-single-word="false"/>
      <style:text-properties style:font-name="Times New Roman"/>
    </style:style>
    <style:style style:name="P106" style:family="paragraph" style:parent-style-name="Standard">
      <style:text-properties fo:font-size="9pt" fo:language="fr" fo:country="FR" fo:font-weight="normal" style:font-size-asian="9pt" style:font-weight-asian="normal" style:font-size-complex="9pt" style:font-weight-complex="normal"/>
    </style:style>
    <style:style style:name="P10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Standard">
      <style:text-properties fo:font-size="12pt" style:font-size-asian="12pt" style:font-size-complex="12pt"/>
    </style:style>
    <style:style style:name="P111" style:family="paragraph" style:parent-style-name="Standard">
      <style:text-properties fo:font-size="11pt" style:font-size-asian="11pt" style:font-size-complex="11pt"/>
    </style:style>
    <style:style style:name="P112" style:family="paragraph" style:parent-style-name="Standard">
      <style:paragraph-properties fo:text-align="center" style:justify-single-word="false"/>
      <style:text-properties fo:font-weight="bold" officeooo:paragraph-rsid="0027698e" style:font-weight-asian="bold" style:font-weight-complex="bold"/>
    </style:style>
    <style:style style:name="P113" style:family="paragraph" style:parent-style-name="Standard">
      <style:paragraph-properties fo:text-align="center" style:justify-single-word="false"/>
      <style:text-properties fo:font-weight="bold" officeooo:paragraph-rsid="00287832"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Standard">
      <style:text-properties officeooo:paragraph-rsid="00552703"/>
    </style:style>
    <style:style style:name="P119" style:family="paragraph" style:parent-style-name="Standard">
      <style:text-properties style:font-name="Wingdings" fo:font-size="11pt" officeooo:rsid="00573981" officeooo:paragraph-rsid="0039b9c3" style:font-size-asian="11pt" style:font-size-complex="11pt"/>
    </style:style>
    <style:style style:name="P12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2" style:family="paragraph" style:parent-style-name="Heading_20_1">
      <style:text-properties style:font-name="Arial" fo:font-size="16pt" fo:language="fr" fo:country="FR" style:font-size-asian="16pt" style:font-size-complex="16pt"/>
    </style:style>
    <style:style style:name="P123" style:family="paragraph" style:parent-style-name="Heading_20_1">
      <style:paragraph-properties fo:break-before="page"/>
      <style:text-properties style:font-name="Arial" fo:font-size="16pt" fo:language="fr" fo:country="FR" style:font-size-asian="16pt" style:font-size-complex="16pt"/>
    </style:style>
    <style:style style:name="P12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5" style:family="paragraph" style:parent-style-name="Heading_20_2">
      <style:text-properties style:font-name="Arial" fo:font-size="14pt" fo:language="fr" fo:country="FR" style:font-size-asian="14pt" style:font-size-complex="14pt"/>
    </style:style>
    <style:style style:name="P126" style:family="paragraph" style:parent-style-name="Heading_20_2">
      <style:paragraph-properties fo:break-before="page"/>
      <style:text-properties style:font-name="Arial" fo:font-size="14pt" fo:language="fr" fo:country="FR" style:font-size-asian="14pt" style:font-size-complex="14pt"/>
    </style:style>
    <style:style style:name="P127" style:family="paragraph" style:parent-style-name="Heading_20_2">
      <style:text-properties style:font-name="Arial" fo:language="fr" fo:country="FR"/>
    </style:style>
    <style:style style:name="P1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9"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1" style:family="paragraph" style:parent-style-name="Heading_20_3">
      <style:text-properties style:font-name="Arial" fo:language="fr" fo:country="FR"/>
    </style:style>
    <style:style style:name="P132" style:family="paragraph" style:parent-style-name="Heading_20_3">
      <style:text-properties style:font-name="Arial"/>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5"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6"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7"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9"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1" style:family="paragraph" style:parent-style-name="Heading_20_4">
      <style:text-properties style:font-name="Arial" fo:language="fr" fo:country="FR"/>
    </style:style>
    <style:style style:name="P14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8"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WW8Num9">
      <style:paragraph-properties fo:text-align="justify" style:justify-single-word="false"/>
      <style:text-properties style:font-name="Arial" fo:language="fr" fo:country="FR"/>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Standard" style:list-style-name="L7">
      <style:text-properties style:font-name="Arial"/>
    </style:style>
    <style:style style:name="P15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6"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7" style:family="paragraph" style:parent-style-name="Standard" style:list-style-name="L11">
      <style:text-properties fo:font-size="11pt" style:font-size-asian="11pt" style:font-size-complex="11pt"/>
    </style:style>
    <style:style style:name="P158"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5b8804"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weight="normal" officeooo:rsid="0045adeb" style:font-weight-asian="normal" style:font-weight-complex="normal"/>
    </style:style>
    <style:style style:name="T8" style:family="text">
      <style:text-properties fo:font-weight="normal" officeooo:rsid="0061e75b" style:font-weight-asian="normal" style:font-weight-complex="normal"/>
    </style:style>
    <style:style style:name="T9" style:family="text">
      <style:text-properties fo:font-size="10pt" fo:language="fr" fo:country="FR" style:font-size-asian="10pt"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fo:color="#000000" loext:opacity="100%" style:font-name="Arial" fo:language="fr" fo:country="FR" style:text-underline-style="none"/>
    </style:style>
    <style:style style:name="T16" style:family="text">
      <style:text-properties fo:color="#000000" loext:opacity="100%" style:font-name="Arial" fo:language="fr" fo:country="FR" style:text-underline-style="none"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fo:font-size="22pt" fo:font-weight="bold" style:font-size-asian="22pt" style:font-weight-asian="bold" style:font-weight-complex="bold"/>
    </style:style>
    <style:style style:name="T19"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language="fr" fo:country="FR" style:font-name-asian="Times New Roman" style:font-name-complex="Times New Roman" style:language-complex="ar" style:country-complex="SA"/>
    </style:style>
    <style:style style:name="T23"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4"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5" style:family="text">
      <style:text-properties style:use-window-font-color="true" loext:opacity="0%" style:font-name-asian="Times New Roman" style:language-complex="ar" style:country-complex="SA"/>
    </style:style>
    <style:style style:name="T26" style:family="text">
      <style:text-properties style:use-window-font-color="true" loext:opacity="0%" style:font-name-asian="Times New Roman" style:font-name-complex="Times New Roman" style:language-complex="ar" style:country-complex="SA"/>
    </style:style>
    <style:style style:name="T27" style:family="text">
      <style:text-properties style:use-window-font-color="true" loext:opacity="0%" style:text-underline-style="none" fo:font-weight="bold" style:font-name-asian="Times New Roman" style:font-name-complex="Arial" style:language-complex="ar" style:country-complex="SA"/>
    </style:style>
    <style:style style:name="T28" style:family="text">
      <style:text-properties style:use-window-font-color="true" loext:opacity="0%" fo:language="fr" fo:country="FR" style:font-name-asian="Times New Roman" style:font-name-complex="Times New Roman" style:language-complex="ar" style:country-complex="SA"/>
    </style:style>
    <style:style style:name="T29" style:family="text">
      <style:text-properties style:use-window-font-color="true" loext:opacity="0%" fo:language="fr" fo:country="FR" style:font-name-asian="Times New Roman" style:language-complex="ar" style:country-complex="SA"/>
    </style:style>
    <style:style style:name="T30"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1" style:family="text">
      <style:text-properties style:use-window-font-color="true" loext:opacity="0%" style:font-name="Arial1" style:font-name-asian="Times New Roman" style:font-name-complex="Times New Roman" style:language-complex="ar" style:country-complex="SA"/>
    </style:style>
    <style:style style:name="T32"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3" style:family="text">
      <style:text-properties style:use-window-font-color="true" loext:opacity="0%" fo:font-size="16pt" style:font-name-asian="Times New Roman" style:font-size-asian="16pt" style:font-size-complex="16pt" style:language-complex="ar" style:country-complex="SA"/>
    </style:style>
    <style:style style:name="T34"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5" style:family="text">
      <style:text-properties style:font-name="Arial"/>
    </style:style>
    <style:style style:name="T36" style:family="text">
      <style:text-properties style:font-name="Arial" fo:language="fr" fo:country="FR"/>
    </style:style>
    <style:style style:name="T37" style:family="text">
      <style:text-properties style:font-name="Arial" fo:font-size="10pt" fo:language="fr" fo:country="FR" style:font-size-asian="10pt" style:font-size-complex="10pt"/>
    </style:style>
    <style:style style:name="T38" style:family="text">
      <style:text-properties style:font-name="Arial" fo:font-size="10pt" fo:font-weight="bold" style:font-size-asian="10pt" style:font-weight-asian="bold" style:font-size-complex="10pt" style:font-weight-complex="bold"/>
    </style:style>
    <style:style style:name="T39" style:family="text">
      <style:text-properties style:font-name="Arial" fo:font-size="8pt" style:font-size-asian="8pt" style:font-size-complex="8pt"/>
    </style:style>
    <style:style style:name="T40" style:family="text">
      <style:text-properties fo:font-size="9pt" fo:language="fr" fo:country="FR" fo:font-weight="normal" style:font-size-asian="9pt" style:font-weight-asian="normal" style:font-size-complex="9pt" style:font-weight-complex="normal"/>
    </style:style>
    <style:style style:name="T41" style:family="text">
      <style:text-properties fo:font-size="12pt" style:font-size-asian="12pt" style:font-size-complex="12pt"/>
    </style:style>
    <style:style style:name="T42" style:family="text">
      <style:text-properties fo:language="fr" fo:country="FR"/>
    </style:style>
    <style:style style:name="T43" style:family="text">
      <style:text-properties fo:font-size="16pt" style:font-size-asian="16pt" style:font-size-complex="16pt"/>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officeooo:rsid="0027698e"/>
    </style:style>
    <style:style style:name="T46" style:family="text">
      <style:text-properties officeooo:rsid="00287832"/>
    </style:style>
    <style:style style:name="T47" style:family="text">
      <style:text-properties fo:language="zxx" fo:country="none" officeooo:rsid="00912206" style:language-asian="zxx" style:country-asian="none" style:language-complex="zxx" style:country-complex="none"/>
    </style:style>
    <style:style style:name="T48" style:family="text">
      <style:text-properties officeooo:rsid="002e555f"/>
    </style:style>
    <style:style style:name="T49" style:family="text">
      <style:text-properties officeooo:rsid="0041b2b7"/>
    </style:style>
    <style:style style:name="T50" style:family="text">
      <style:text-properties officeooo:rsid="004a8843"/>
    </style:style>
    <style:style style:name="T51" style:family="text">
      <style:text-properties officeooo:rsid="004aa298"/>
    </style:style>
    <style:style style:name="T52" style:family="text">
      <style:text-properties officeooo:rsid="004be967" style:font-name-asian="Times New Roman" style:font-name-complex="Times New Roman" style:language-complex="ar" style:country-complex="SA"/>
    </style:style>
    <style:style style:name="T53" style:family="text">
      <style:text-properties officeooo:rsid="004b1b0c" style:font-name-asian="Times New Roman" style:font-name-complex="Times New Roman" style:language-complex="ar" style:country-complex="SA"/>
    </style:style>
    <style:style style:name="T54" style:family="text">
      <style:text-properties fo:font-variant="normal" fo:text-transform="none" fo:color="#ff8000" loext:opacity="100%" fo:letter-spacing="normal"/>
    </style:style>
    <style:style style:name="T55" style:family="text">
      <style:text-properties fo:font-variant="normal" fo:text-transform="none" fo:color="#ff8000" loext:opacity="100%" fo:letter-spacing="normal" fo:background-color="transparent" loext:char-shading-value="0"/>
    </style:style>
    <style:style style:name="T56" style:family="text">
      <style:text-properties fo:font-variant="normal" fo:text-transform="none" fo:color="#00a933" loext:opacity="100%" fo:font-size="12pt" fo:letter-spacing="normal" style:font-size-asian="12pt" style:font-size-complex="12pt"/>
    </style:style>
    <style:style style:name="T57" style:family="text">
      <style:text-properties officeooo:rsid="005d5549"/>
    </style:style>
    <style:style style:name="T58" style:family="text">
      <style:text-properties style:text-line-through-style="none" style:text-line-through-type="non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34"/>
      <text:p text:style-name="P32"/>
      <text:p text:style-name="P32"/>
      <text:p text:style-name="P32"/>
      <text:p text:style-name="P32"/>
      <text:p text:style-name="P32"/>
      <text:p text:style-name="P32"/>
      <text:p text:style-name="P32"/>
      <text:p text:style-name="P61">DU</text:p>
      <text:p text:style-name="P63">Document Unique d'Evaluation des Risques</text:p>
      <text:p text:style-name="P62">{nomEntreprise}</text:p>
      <text:p text:style-name="P64">Audit du {dateAudit}</text:p>
      <text:p text:style-name="P102"/>
      <text:p text:style-name="P102"/>
      <text:p text:style-name="P103">{mycompany_photo_fullsize}</text:p>
      <text:p text:style-name="P103"/>
      <text:p text:style-name="P103"/>
      <text:p text:style-name="P103"/>
      <text:p text:style-name="P103"/>
      <text:p text:style-name="P103"/>
      <text:p text:style-name="P103"/>
      <text:p text:style-name="P10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1">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1">Destinataire</text:span> :</text:p>
          </table:table-cell>
          <table:table-cell table:style-name="Tableau1.A1" office:value-type="string">
            <text:p text:style-name="P91">{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 text:style-name="Index_20_Link" text:visited-style-name="Index_20_Link">1 <text:s/>Chapitre réglementation<text:tab/>3</text:a></text:p>
          <text:p text:style-name="P116"><text:a xlink:type="simple" xlink:href="#__RefHeading__3642_1391606497" text:style-name="Index_20_Link" text:visited-style-name="Index_20_Link">1.1 <text:s/>Code du travail<text:tab/>3</text:a></text:p>
          <text:p text:style-name="P116"><text:a xlink:type="simple" xlink:href="#__RefHeading__3644_1391606497" text:style-name="Index_20_Link" text:visited-style-name="Index_20_Link">1.2 <text:s/>Circulaire n°6 DRT du 18 avril 2002<text:tab/>3</text:a></text:p>
          <text:p text:style-name="P116"><text:a xlink:type="simple" xlink:href="#__RefHeading___Toc6637_3436688334" text:style-name="Index_20_Link" text:visited-style-name="Index_20_Link">1.3 <text:s/>Loi n° 2021-1018 du 2 août 2021 pour renforcer la prévention en santé au travail<text:tab/>4</text:a></text:p>
          <text:p text:style-name="P116"><text:a xlink:type="simple" xlink:href="#__RefHeading__3646_1391606497" text:style-name="Index_20_Link" text:visited-style-name="Index_20_Link">1.4 <text:s/>Sanctions applicables<text:tab/>4</text:a></text:p>
          <text:p text:style-name="P116"><text:a xlink:type="simple" xlink:href="#__RefHeading___Toc2238_722064094" text:style-name="Index_20_Link" text:visited-style-name="Index_20_Link">1.5 <text:s/>La pénibilité<text:tab/>4</text:a></text:p>
          <text:p text:style-name="P115"><text:a xlink:type="simple" xlink:href="#__RefHeading__24_2019626781" text:style-name="Index_20_Link" text:visited-style-name="Index_20_Link">2 <text:s/>Chapitre administratif<text:tab/>4</text:a></text:p>
          <text:p text:style-name="P116"><text:a xlink:type="simple" xlink:href="#__RefHeading__26_2019626781" text:style-name="Index_20_Link" text:visited-style-name="Index_20_Link">2.1 <text:s/>La méthodologie<text:tab/>4</text:a></text:p>
          <text:p text:style-name="P116"><text:a xlink:type="simple" xlink:href="#__RefHeading__847_2095175097" text:style-name="Index_20_Link" text:visited-style-name="Index_20_Link">2.2 <text:s/>Sources<text:tab/>4</text:a></text:p>
          <text:p text:style-name="P116"><text:a xlink:type="simple" xlink:href="#__RefHeading__851_2095175097" text:style-name="Index_20_Link" text:visited-style-name="Index_20_Link">2.3 <text:s/>Remarque importante<text:tab/>4</text:a></text:p>
          <text:p text:style-name="P116"><text:a xlink:type="simple" xlink:href="#__RefHeading__851_20951750971" text:style-name="Index_20_Link" text:visited-style-name="Index_20_Link">2.4 <text:s/>Localisation de l'étude<text:tab/>4</text:a></text:p>
          <text:p text:style-name="P115"><text:a xlink:type="simple" xlink:href="#__RefHeading__34_2019626781" text:style-name="Index_20_Link" text:visited-style-name="Index_20_Link">3 <text:s/>Chapitre évaluation<text:tab/>5</text:a></text:p>
          <text:p text:style-name="P116"><text:a xlink:type="simple" xlink:href="#__RefHeading__36_2019626781" text:style-name="Index_20_Link" text:visited-style-name="Index_20_Link">3.1 <text:s/>Définition d’un risque<text:tab/>5</text:a></text:p>
          <text:p text:style-name="P116"><text:a xlink:type="simple" xlink:href="#__RefHeading__38_2019626781" text:style-name="Index_20_Link" text:visited-style-name="Index_20_Link">3.2 <text:s/>Définition d’un danger<text:tab/>5</text:a></text:p>
          <text:p text:style-name="P116"><text:a xlink:type="simple" xlink:href="#__RefHeading__40_2019626781" text:style-name="Index_20_Link" text:visited-style-name="Index_20_Link">3.3 <text:s/>Schématique<text:tab/>5</text:a></text:p>
          <text:p text:style-name="P116"><text:a xlink:type="simple" xlink:href="#__RefHeading__42_2019626781" text:style-name="Index_20_Link" text:visited-style-name="Index_20_Link">3.4 <text:s/>Les méthodes d'évaluation<text:tab/>6</text:a></text:p>
          <text:p text:style-name="P117"><text:a xlink:type="simple" xlink:href="#__RefHeading___Toc1337_1738067800" text:style-name="Index_20_Link" text:visited-style-name="Index_20_Link">3.4.1 <text:s/>La méthode d'évaluation simplifiée<text:tab/>6</text:a></text:p>
          <text:p text:style-name="P117"><text:a xlink:type="simple" xlink:href="#__RefHeading__3246_1228000213" text:style-name="Index_20_Link" text:visited-style-name="Index_20_Link">3.4.2 <text:s/>Report des résultats d'exposition à l'amiante<text:tab/>6</text:a></text:p>
          <text:p text:style-name="P117"><text:a xlink:type="simple" xlink:href="#__RefHeading__46_2019626781" text:style-name="Index_20_Link" text:visited-style-name="Index_20_Link">3.4.3 <text:s/>Report des résultats des expositions aux produits chimiques<text:tab/>7</text:a></text:p>
          <text:p text:style-name="P117"><text:a xlink:type="simple" xlink:href="#__RefHeading__3648_1391606497" text:style-name="Index_20_Link" text:visited-style-name="Index_20_Link">3.4.4 <text:s/>La méthode d’évaluation avancée<text:tab/>7</text:a></text:p>
          <text:p text:style-name="P116"><text:a xlink:type="simple" xlink:href="#__RefHeading___Toc13576_3428709420" text:style-name="Index_20_Link" text:visited-style-name="Index_20_Link">3.5 <text:s/>Organigramme - Groupements et Unités de Travail de {nomEntreprise}<text:tab/>9</text:a></text:p>
          <text:p text:style-name="P116"><text:a xlink:type="simple" xlink:href="#__RefHeading___Toc7871_3436688334" text:style-name="Index_20_Link" text:visited-style-name="Index_20_Link">3.6 <text:s/>L’étude des unités de travail<text:tab/>10</text:a></text:p>
          <text:p text:style-name="P117"><text:a xlink:type="simple" xlink:href="#__RefHeading___Toc7873_3436688334" text:style-name="Index_20_Link" text:visited-style-name="Index_20_Link">3.6.1 <text:s/>Description des Unités de Travail (UT)<text:tab/>10</text:a></text:p>
          <text:p text:style-name="P117"><text:a xlink:type="simple" xlink:href="#__RefHeading___Toc7875_3436688334" text:style-name="Index_20_Link" text:visited-style-name="Index_20_Link">3.6.2 <text:s/>Création d’un risque sur un UT ou un GP<text:tab/>10</text:a></text:p>
          <text:p text:style-name="P117"><text:a xlink:type="simple" xlink:href="#__RefHeading__50_2019626781" text:style-name="Index_20_Link" text:visited-style-name="Index_20_Link">3.6.3 <text:s/>Implication des évaluateurs<text:tab/>10</text:a></text:p>
          <text:p text:style-name="P117"><text:a xlink:type="simple" xlink:href="#__RefHeading___Toc7877_3436688334" text:style-name="Index_20_Link" text:visited-style-name="Index_20_Link">3.6.4 <text:s/>Exemple d’une fiche d’Unité de Travail<text:tab/>10</text:a></text:p>
          <text:p text:style-name="P116"><text:a xlink:type="simple" xlink:href="#__RefHeading__52_2019626781" text:style-name="Index_20_Link" text:visited-style-name="Index_20_Link">3.7 <text:s/>L’analyse des risques<text:tab/>11</text:a></text:p>
          <text:p text:style-name="P117"><text:a xlink:type="simple" xlink:href="#__RefHeading__54_2019626781" text:style-name="Index_20_Link" text:visited-style-name="Index_20_Link">3.7.1 <text:s/>Introduction sur l’analyse des risques<text:tab/>11</text:a></text:p>
          <text:p text:style-name="P117"><text:a xlink:type="simple" xlink:href="#__RefHeading___Toc10706_717839532" text:style-name="Index_20_Link" text:visited-style-name="Index_20_Link">3.7.2 <text:s/>Catégories de risques proposées par l’INRS – ED840.pdf<text:tab/>11</text:a></text:p>
          <text:p text:style-name="P117"><text:a xlink:type="simple" xlink:href="#__RefHeading__56_2019626781" text:style-name="Index_20_Link" text:visited-style-name="Index_20_Link">3.7.3 <text:s/>Le risque par ligne pour une Unité de Travail<text:tab/>12</text:a></text:p>
          <text:p text:style-name="P117"><text:a xlink:type="simple" xlink:href="#__RefHeading___Toc3775_1111049020" text:style-name="Index_20_Link" text:visited-style-name="Index_20_Link">3.7.4 <text:s/>Résultats de la somme des risques par unité de travail et groupement<text:tab/>12</text:a></text:p>
          <text:p text:style-name="P115"><text:a xlink:type="simple" xlink:href="#__RefHeading__66_2019626781" text:style-name="Index_20_Link" text:visited-style-name="Index_20_Link">4 <text:s/>Hiérarchisation des risques et programme annuel de prévention<text:tab/>14</text:a></text:p>
          <text:p text:style-name="P116"><text:a xlink:type="simple" xlink:href="#__RefHeading___Toc7382_3827447914" text:style-name="Index_20_Link" text:visited-style-name="Index_20_Link">4.1 <text:s/>Rappel sur le PAPRIPACT<text:tab/>14</text:a></text:p>
          <text:p text:style-name="P116"><text:a xlink:type="simple" xlink:href="#__RefHeading___Toc7384_3827447914" text:style-name="Index_20_Link" text:visited-style-name="Index_20_Link">4.2 <text:s/>Explications sur la hiérarchisation des risques<text:tab/>14</text:a></text:p>
          <text:p text:style-name="P116"><text:a xlink:type="simple" xlink:href="#__RefHeading__3670_1391606497" text:style-name="Index_20_Link" text:visited-style-name="Index_20_Link">4.3 <text:s/>Risques classés par ordre décroissant avec le PAPRIPACT<text:tab/>15</text:a></text:p>
        </text:index-body>
      </text:table-of-content>
      <text:h text:style-name="P121" text:outline-level="1"><text:bookmark-start text:name="__RefHeading__3640_1391606497"/>Chapitre réglementation<text:bookmark-end text:name="__RefHeading__3640_1391606497"/></text:h>
      <text:p text:style-name="P105"><text:span text:style-name="T15"><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6">décret n°2001-1016 du 5 novembre 2001</text:span></text:a><text:span text:style-name="T15">,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5" text:outline-level="2"><text:bookmark-start text:name="__RefHeading__3642_1391606497"/>Code du travail<text:bookmark-end text:name="__RefHeading__3642_1391606497"/></text:h>
      <text:list xml:id="list129255196" text:style-name="L1">
        <text:list-header>
          <text:p text:style-name="P142"><text:span text:style-name="T17">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75014874034801" text:continue-numbering="true" text:style-name="L1">
        <text:list-header>
          <text:p text:style-name="P144"><text:span text:style-name="T17">Article R4121-2</text:span> : "La mise à jour du document unique d'évaluation des risques est réalisée:</text:p>
        </text:list-header>
      </text:list>
      <text:list text:style-name="L2">
        <text:list-item>
          <text:p text:style-name="P145">Au moins chaque année</text:p>
        </text:list-item>
        <text:list-item>
          <text:p text:style-name="P145">Lors de toute décision d'aménagement important modifiant les conditions de santé et de sécurité ou les conditions de travail</text:p>
        </text:list-item>
        <text:list-item>
          <text:p text:style-name="P145">Lorsqu'une information supplémentaire intéressant l'évaluation d'un risque dans une unité de travail est recueillie</text:p>
        </text:list-item>
      </text:list>
      <text:list xml:id="list175015902018955" text:continue-list="list175014874034801" text:style-name="L1">
        <text:list-header>
          <text:p text:style-name="P143"/>
        </text:list-header>
      </text:list>
      <text:p text:style-name="P85"><text:span text:style-name="T17">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xml:id="list175014051331111" text:continue-numbering="true" text:style-name="L1">
        <text:list-header>
          <text:p text:style-name="P142"><text:span text:style-name="T17">Article R4121-4</text:span> : Le document unique d'évaluation des risques est tenu à la disposition :</text:p>
        </text:list-header>
      </text:list>
      <text:list text:style-name="L3">
        <text:list-item>
          <text:p text:style-name="P146">1° Des travailleurs ;</text:p>
        </text:list-item>
        <text:list-item>
          <text:p text:style-name="P146">2° Des membres de la délégation du personnel du comité social et économique ;</text:p>
        </text:list-item>
        <text:list-item>
          <text:p text:style-name="P146">3° Du médecin du travail et des professionnels de santé mentionnés à l'article L. 4624-1 ;</text:p>
        </text:list-item>
        <text:list-item>
          <text:p text:style-name="P146">4° Des agents de l'inspection du travail ;</text:p>
        </text:list-item>
        <text:list-item>
          <text:p text:style-name="P146">5° Des agents des services de prévention des organismes de sécurité sociale ;</text:p>
        </text:list-item>
        <text:list-item>
          <text:p text:style-name="P146">6° Des agents des organismes professionnels de santé, de sécurité et des conditions de travail mentionnés à l'article L. 4643-1 ;</text:p>
        </text:list-item>
        <text:list-item>
          <text:p text:style-name="P14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5"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25"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42">Cette loi vient renforcer la prévention en santé au travail et vous demande notamment d’intégrer le p</text:span><text:span text:style-name="T28">rogramme annuel de prévention pour les sociétés de plus de 50 personnes. Pour les risques identifiés nous vous conseillons d’activer le plan d’actions qui vous permet de renseigner :</text:span></text:p>
      <text:list text:style-name="L4">
        <text:list-item>
          <text:p text:style-name="P147">Ses conditions d’exécution</text:p>
        </text:list-item>
        <text:list-item>
          <text:p text:style-name="P147">Les indicateurs de résultat</text:p>
        </text:list-item>
        <text:list-item>
          <text:p text:style-name="P147">L’estimation de son coût</text:p>
        </text:list-item>
        <text:list-item>
          <text:p text:style-name="P147">Les ressources de l’entreprise pouvant être mobilisées</text:p>
        </text:list-item>
        <text:list-item>
          <text:p text:style-name="P147">Le calendrier de mise en œuvre</text:p>
        </text:list-item>
      </text:list>
      <text:p text:style-name="P110"><text:span text:style-name="T22">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5">Légifrance Loi de 2021-1018</text:span></text:a></text:p>
      <text:h text:style-name="P125" text:outline-level="2"><text:bookmark-start text:name="__RefHeading__3646_1391606497"/>Sanctions applicables<text:bookmark-end text:name="__RefHeading__3646_1391606497"/></text:h>
      <text:list text:style-name="L5">
        <text:list-header>
          <text:p text:style-name="P151"><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29" text:outline-level="2"><text:bookmark-start text:name="__RefHeading___Toc2238_722064094"/>La pénibilité<text:bookmark-end text:name="__RefHeading___Toc2238_722064094"/></text:h>
      <text:p text:style-name="P109"><text:span text:style-name="T36">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6">compteprofessionnelprevention.fr</text:span></text:a></text:p>
      <text:h text:style-name="P122" text:outline-level="1"><text:bookmark-start text:name="__RefHeading__24_2019626781"/>Chapitre administratif<text:bookmark-end text:name="__RefHeading__24_2019626781"/></text:h>
      <text:h text:style-name="P125" text:outline-level="2"><text:bookmark-start text:name="__RefHeading__26_2019626781"/>La méthodologie<text:bookmark-end text:name="__RefHeading__26_2019626781"/></text:h>
      <text:p text:style-name="P29"><text:tab/>{methodologie}</text:p>
      <text:h text:style-name="P125" text:outline-level="2"><text:bookmark-start text:name="__RefHeading__847_2095175097"/>Sources<text:bookmark-end text:name="__RefHeading__847_2095175097"/></text:h>
      <text:p text:style-name="P28"><text:tab/>{sources}</text:p>
      <text:h text:style-name="P130" text:outline-level="2"><text:bookmark-start text:name="__RefHeading__851_2095175097"/>Remarque importante<text:bookmark-end text:name="__RefHeading__851_2095175097"/></text:h>
      <text:p text:style-name="P100"><text:tab/>{remarqueImportante}</text:p>
      <text:h text:style-name="P130" text:outline-level="2"><text:bookmark-start text:name="__RefHeading__851_20951750971"/>Localisation de l'étude<text:bookmark-end text:name="__RefHeading__851_20951750971"/></text:h>
      <text:p text:style-name="P100"><text:tab/>{photo_site_plans}</text:p>
      <text:h text:style-name="P123"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5"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5"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5" text:outline-level="2"><text:bookmark-start text:name="__RefHeading__40_2019626781"/>Schématique<text:bookmark-end text:name="__RefHeading__40_2019626781"/></text:h>
      <text:p text:style-name="P68">Le risque, c'est l'Homme et le danger dans le même espace</text:p>
      <text:p text:style-name="P68"/>
      <text:p text:style-name="P68"><draw:frame draw:style-name="fr3" draw:name="Image1" text:anchor-type="char" svg:width="15.901cm" svg:height="9.592cm" draw:z-index="17"><draw:image xlink:href="Pictures/10000000000002580000016A49A270042F88E568.png" xlink:type="simple" xlink:show="embed" xlink:actuate="onLoad" draw:mime-type="image/png"/></draw:frame></text:p>
      <text:p text:style-name="P68"/>
      <text:p text:style-name="P68"/>
      <text:p text:style-name="P68"><text:soft-page-break/></text:p>
      <text:p text:style-name="P68"/>
      <text:h text:style-name="P127" text:outline-level="2"><text:bookmark-start text:name="__RefHeading__42_2019626781"/>Les méthodes d'évaluation <text:bookmark-end text:name="__RefHeading__42_2019626781"/></text:h>
      <text:h text:style-name="P131"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6"><text:span text:style-name="T25">Attention cependant à la cotation risque faible notamment dans le cas des expositions à des produits chimiques. En effet, l</text:span>a définition d'un risque faible doit respecter une définition légale.</text:p><text:p text:style-name="Corps_20_de_20_texte_20_2"><text:span text:style-name="T40">Vous pourrez trouver les informations sur le site </text:span><text:a xlink:type="simple" xlink:href="https://www.travailler-mieux.gouv.fr/" text:style-name="Internet_20_link" text:visited-style-name="Visited_20_Internet_20_Link"><text:span text:style-name="T40">https://www.travailler-mieux.gouv.fr/</text:span></text:a></text:p><text:p text:style-name="P107">Vous avez une réponse partielle ici : </text:p><text:p text:style-name="Corps_20_de_20_texte_20_2"><text:span text:style-name="T40">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0">Questions réponses ici</text:span></text:a><text:span text:style-name="T40">)</text:span></text:p><text:p text:style-name="P107">a) les quantités présentent un risque faible pour la santé et la sécurité des travailleurs</text:p><text:p text:style-name="P10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4"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text:style-name="L6">
        <text:list-item>
          <text:p text:style-name="P148">Le DUER pourra être réalisé pour chaque chantier en complément du Plan De Retrait de l'Amiante (PDRA).</text:p>
        </text:list-item>
        <text:list-item>
          <text:p text:style-name="P148">Les niveaux d'exposition sont définis par la loi. </text:p>
        </text:list-item>
        <text:list-item>
          <text:p text:style-name="P148">L'organisation et les certifications sont définies par les normes NF X46-010 d'août 2012 et NF X46-011 d'août 2012.</text:p>
        </text:list-item>
      </text:list>
      <text:h text:style-name="P14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1">Description</text:p>
          </table:table-cell>
          <table:table-cell table:style-name="Tableau8.A1" office:value-type="string">
            <text:p text:style-name="P101">Caractérisation du risque</text:p>
          </table:table-cell>
          <table:table-cell table:style-name="Tableau8.C1" office:value-type="string">
            <text:p text:style-name="P101">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5" text:outline-level="3"><text:bookmark-start text:name="__RefHeading__46_2019626781"/><text:soft-page-break/>Report des résultats des expositions aux produits chimiques<text:bookmark-end text:name="__RefHeading__46_2019626781"/></text:h>
      <text:p text:style-name="P97">SEIRICH est une application informatique mise à disposition et développée par l'INRS en partenariat avec la Direction Générale du Travail, la Direction des Risques Professionnels (CNAMTS, CARSAT et CRAMIF) et des organisations professionnelles.</text:p>
      <text:p text:style-name="P108"><text:span text:style-name="T21">Elle est disponible sur le site internet </text:span><text:span text:style-name="T23">: </text:span><text:a xlink:type="simple" xlink:href="https://www.seirich.fr/" office:target-frame-name="_blank" xlink:show="new" text:style-name="Internet_20_link" text:visited-style-name="Visited_20_Internet_20_Link"><text:span text:style-name="T34">www.seirich.fr</text:span></text:a></text:p>
      <text:p text:style-name="P97">SEIRICH a été conçu pour être employé aussi bien par des experts que par des utilisateurs ne disposant pas de connaissances particulières dans le domaine des risques chimiques.</text:p>
      <text:h text:style-name="P141" text:outline-level="4"><text:span text:style-name="T25">La quantification </text:span><text:span text:style-name="T19">de</text:span><text:span text:style-name="T25"> la méthode simplifiée : résultats Seirich</text:span></text:h>
      <text:p text:style-name="P60"><text:span text:style-name="T29">Les résultats sont à reporter dans DigiRisk dans la méthode simplifiée. </text:span><text:span text:style-name="T30">Attention !</text:span><text:span text:style-name="T29"> l</text:span><text:span text:style-name="T42">a définition d'un risque faible doit respecter la définition légale</text:span><text:span text:style-name="T42"><text:note text:id="ftn2" text:note-class="footnote"><text:note-citation>2</text:note-citation><text:note-body><text:p text:style-name="Standard"><text:span text:style-name="T37"><text:s/>Voir : Le site </text:span><text:a xlink:type="simple" xlink:href="https://www.travailler-mieux.gouv.fr/" text:style-name="Internet_20_link" text:visited-style-name="Visited_20_Internet_20_Link"><text:span text:style-name="T37">https://www.travailler-mieux.gouv.fr</text:span></text:a></text:p><text:p text:style-name="P52">L’employeur peut conclure que le risque est faible si les deux conditions suivantes sont remplies de manière cumulative</text:p><text:p text:style-name="P70"><text:span text:style-name="T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9">R4412-13</text:span></text:a><text:span text:style-name="T9">)</text:span></text:p><text:p text:style-name="P88">b) les mesures de prévention prévues aux articles L. 4121-2 et R. 4412-11 du code du travail sont suffisantes pour réduire le risque au niveau le plus bas et aboutir à un risque faible</text:p></text:note-body></text:note></text:span></text:p>
      <text:p text:style-name="P9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1">Description</text:p>
          </table:table-cell>
          <table:table-cell table:style-name="Tableau9.A1" office:value-type="string">
            <text:p text:style-name="P101">Caractérisation du risque</text:p>
          </table:table-cell>
          <table:table-cell table:style-name="Tableau9.C1" office:value-type="string">
            <text:p text:style-name="P101">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31"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2">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8">R </text:span>: C’est le résultat il représente une quantification du risque encouru par les personnes.</text:p>
      <text:p text:style-name="P12"><text:span text:style-name="T18">G </text:span>: C’est la gravité du dommage, si le danger vient en contact avec le ou les personnes. Que vont-elles subir ?</text:p>
      <text:p text:style-name="P12"><text:span text:style-name="T18">E </text:span>: C’est l’exposition au risque, c’est le nombre de fois par unité de temps que la personne sera en présence du danger.</text:p>
      <text:p text:style-name="P12"><text:span text:style-name="T18">P </text:span>: C’est la probabilité de survenue de l’accident en s’appuyant sur le retour d’expérience, l’historique. Cet accident s’est-il déjà produit ? Si oui, combien de fois ? </text:p>
      <text:p text:style-name="P12"><text:span text:style-name="T18">F </text:span>: C’est la formation, l’expérience, les spécificités et la connaissance afin d’occuper un poste sans se blesser.</text:p>
      <text:p text:style-name="P12"><text:span text:style-name="T18">P </text:span>: C’est la (ou les) protection(s) mise(s) en place afin de parer l’éventuel accident.</text:p>
      <text:p text:style-name="P14"/>
      <text:h text:style-name="P141"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2">G</text:span><text:span text:style-name="T43">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4">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4">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2">F</text:span><text:span text:style-name="T43">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4">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4">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2">Transcription des valeurs</text:span></text:a></text:p>
      <text:p text:style-name="P27"/>
      <text:h text:style-name="P127" text:outline-level="2"><text:bookmark-start text:name="__RefHeading___Toc13576_3428709420"/>Organigramme - G<text:span text:style-name="T41">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6" text:outline-level="2"><text:bookmark-start text:name="__RefHeading___Toc7871_3436688334"/>L’étude des unités de travail<text:bookmark-end text:name="__RefHeading___Toc7871_3436688334"/></text:h>
      <text:h text:style-name="P132" text:outline-level="3"><text:bookmark-start text:name="__RefHeading___Toc7873_3436688334"/>Description des Unités de Travail (UT)<text:bookmark-end text:name="__RefHeading___Toc7873_3436688334"/></text:h>
      <text:p text:style-name="P60">Les Unités de Travail (WUxx) comporte une numérotation unique, une description, des photos. Elles sont organisées en arborescence et peuvent être regroupées dans des Groupements (GPxx).</text:p>
      <text:h text:style-name="P132" text:outline-level="3"><text:bookmark-start text:name="__RefHeading___Toc7875_3436688334"/>Création d’un risque sur un UT ou un GP<text:bookmark-end text:name="__RefHeading___Toc7875_3436688334"/></text:h>
      <text:p text:style-name="P60">Les risques sont constitués des éléments :</text:p>
      <text:list text:style-name="L7">
        <text:list-item>
          <text:p text:style-name="P154">Description (Option)</text:p>
        </text:list-item>
        <text:list-item>
          <text:p text:style-name="P154">Évaluation (Numérotation unique, photo, cotation, description de l’évaluation)</text:p>
        </text:list-item>
        <text:list-item>
          <text:p text:style-name="P154">Taches (Elles sont associés au projet annuel)</text:p>
        </text:list-item>
      </text:list>
      <text:h text:style-name="P139" text:outline-level="3"><text:bookmark-start text:name="__RefHeading__50_2019626781"/>Implication des évaluateurs<text:bookmark-end text:name="__RefHeading__50_2019626781"/></text:h>
      <text:p text:style-name="P92">Les personnes ayant participé aux évaluations sont notés dans la partie évaluateurs</text:p>
      <text:h text:style-name="P13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2">Première page :</text:p>
            <text:list text:style-name="L8">
              <text:list-item>
                <text:p text:style-name="P156"><text:span text:style-name="T45">P</text:span>résentation de l’unité <text:span text:style-name="T45">de travail et/ou du groupement </text:span></text:p>
              </text:list-item>
              <text:list-item>
                <text:p text:style-name="P156"><text:span text:style-name="T46">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BDFB98202BB42A07.png" xlink:type="simple" xlink:show="embed" xlink:actuate="onLoad" draw:mime-type="image/png"/></draw:frame></text:p>
          </table:table-cell>
        </table:table-row>
        <table:table-row>
          <table:table-cell table:style-name="Tableau7.A1" office:value-type="string">
            <text:p text:style-name="P113"><text:span text:style-name="T46">Deuxième</text:span> page :</text:p>
            <text:list text:style-name="L9">
              <text:list-item>
                <text:p text:style-name="P149"><text:span text:style-name="T46">L</text:span>isting des <text:span text:style-name="T46">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321FD02E87492164.png" xlink:type="simple" xlink:show="embed" xlink:actuate="onLoad" draw:mime-type="image/png"/></draw:frame></text:p>
          </table:table-cell>
        </table:table-row>
      </table:table>
      <text:p text:style-name="Standard"/>
      <text:p text:style-name="Standard"/>
      <text:p text:style-name="Standard"/>
      <text:p text:style-name="P96"/>
      <text:p text:style-name="P96"><text:soft-page-break/></text:p>
      <text:p text:style-name="P92"/>
      <text:h text:style-name="P125" text:outline-level="2"><text:bookmark-start text:name="__RefHeading__52_2019626781"/>L’analyse des risques<text:bookmark-end text:name="__RefHeading__52_2019626781"/></text:h>
      <text:h text:style-name="P133"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20">présente </text:span>deux vues: </text:p>
      <text:list text:style-name="L10">
        <text:list-item>
          <text:p text:style-name="P158">La valeur du <text:span text:style-name="T12">risque par ligne</text:span> </text:p>
        </text:list-item>
        <text:list-item>
          <text:p text:style-name="P158">La <text:span text:style-name="T12">somme totale des risques </text:span>par Unité de Travail et/ou Groupement.</text:p>
        </text:list-item>
      </text:list>
      <text:h text:style-name="P13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9">Picto</text:p>
          </table:table-cell>
          <table:table-cell table:style-name="CategoriesRisques.A1" office:value-type="string">
            <text:p text:style-name="P79">Catégories de risques</text:p>
          </table:table-cell>
          <table:table-cell table:style-name="CategoriesRisques.A1" office:value-type="string">
            <text:p text:style-name="P79">Picto</text:p>
          </table:table-cell>
          <table:table-cell table:style-name="CategoriesRisques.D1" office:value-type="string">
            <text:p text:style-name="P79">Catégories de risques</text:p>
          </table:table-cell>
        </table:table-row>
        <table:table-row table:style-name="CategoriesRisques.1">
          <table:table-cell table:style-name="CategoriesRisques.A2" office:value-type="string">
            <text:p text:style-name="P81"><draw:frame draw:style-name="fr4" draw:name="Image26" text:anchor-type="char" svg:x="0.397cm" svg:y="0.166cm" svg:width="0.847cm" svg:height="0.847cm" draw:z-index="20"><draw:image xlink:href="Pictures/100000010000003000000030139CDCE64DA6C454.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81"><draw:frame draw:style-name="fr1" draw:name="Image27" text:anchor-type="char" svg:width="0.847cm" svg:height="0.847cm" draw:z-index="21"><draw:image xlink:href="Pictures/100000010000003000000030F987E2C522E27E8D.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81"><draw:frame draw:style-name="fr1" draw:name="Image28" text:anchor-type="char" svg:width="0.847cm" svg:height="0.847cm" draw:z-index="22"><draw:image xlink:href="Pictures/1000000100000030000000301442DD4EDACD734E.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81"><draw:frame draw:style-name="fr1" draw:name="Image29" text:anchor-type="char" svg:width="0.847cm" svg:height="0.847cm" draw:z-index="23"><draw:image xlink:href="Pictures/100000010000003000000030AEE1AC4C391D3895.png" xlink:type="simple" xlink:show="embed" xlink:actuate="onLoad" draw:mime-type="image/png"/></draw:frame>13</text:p>
          </table:table-cell>
          <table:table-cell table:style-name="CategoriesRisques.D2" office:value-type="string">
            <text:p text:style-name="P76">Risques d'incendie <text:span text:style-name="T51">et </text:span>d'explosion</text:p>
          </table:table-cell>
        </table:table-row>
        <table:table-row table:style-name="CategoriesRisques.1">
          <table:table-cell table:style-name="CategoriesRisques.A2" office:value-type="string">
            <text:p text:style-name="P81"><draw:frame draw:style-name="fr1" draw:name="Image30" text:anchor-type="char" svg:width="0.847cm" svg:height="0.847cm" draw:z-index="24"><draw:image xlink:href="Pictures/10000001000000300000003093C7CE63F261AC99.png" xlink:type="simple" xlink:show="embed" xlink:actuate="onLoad" draw:mime-type="image/png"/></draw:frame>3</text:p>
          </table:table-cell>
          <table:table-cell table:style-name="CategoriesRisques.A2" office:value-type="string">
            <text:p text:style-name="P76">Risques liés aux circulations internes de véhicules <text:span text:style-name="T50">et d’engins</text:span></text:p>
          </table:table-cell>
          <table:table-cell table:style-name="CategoriesRisques.A2" office:value-type="string">
            <text:p text:style-name="P81"><draw:frame draw:style-name="fr1" draw:name="Image31" text:anchor-type="char" svg:width="0.847cm" svg:height="0.847cm" draw:z-index="25"><draw:image xlink:href="Pictures/1000000100000030000000300B0B6A349B864F57.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81"><draw:frame draw:style-name="fr1" draw:name="Image32" text:anchor-type="char" svg:width="0.847cm" svg:height="0.847cm" draw:z-index="26"><draw:image xlink:href="Pictures/10000001000000300000003079019143346EC910.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81"><draw:frame draw:style-name="fr1" draw:name="Image33" text:anchor-type="char" svg:width="0.847cm" svg:height="0.847cm" draw:z-index="27"><draw:image xlink:href="Pictures/1000000100000030000000300E19F608F43CA7B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81"><draw:frame draw:style-name="fr1" draw:name="Image34" text:anchor-type="char" svg:width="0.847cm" svg:height="0.847cm" draw:z-index="28"><draw:image xlink:href="Pictures/1000000100000030000000302AA5876F86AE4016.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81"><draw:frame draw:style-name="fr1" draw:name="Image35" text:anchor-type="char" svg:width="0.847cm" svg:height="0.847cm" draw:z-index="29"><draw:image xlink:href="Pictures/1000000100000030000000305A0701936E999DA1.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81"><draw:frame draw:style-name="fr1" draw:name="Image36" text:anchor-type="char" svg:width="0.847cm" svg:height="0.847cm" draw:z-index="30"><draw:image xlink:href="Pictures/100000010000003000000030978FE1B6FE88B1EA.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81"><draw:frame draw:style-name="fr1" draw:name="Image37" text:anchor-type="char" svg:width="0.847cm" svg:height="0.847cm" draw:z-index="31"><draw:image xlink:href="Pictures/10000001000000300000003065EE58EC02B809AA.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81"><draw:frame draw:style-name="fr1" draw:name="Image38" text:anchor-type="char" svg:width="0.847cm" svg:height="0.847cm" draw:z-index="32"><draw:image xlink:href="Pictures/1000000100000030000000302D82993E41D057B9.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82"><draw:frame draw:style-name="fr1" draw:name="Image39" text:anchor-type="char" svg:width="0.847cm" svg:height="0.847cm" draw:z-index="33"><draw:image xlink:href="Pictures/100000010000003000000030E8A8F5A152C18DE8.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81"><draw:frame draw:style-name="fr1" draw:name="Image40" text:anchor-type="char" svg:width="0.847cm" svg:height="0.847cm" draw:z-index="34"><draw:image xlink:href="Pictures/100000010000003000000030E48A904B660C5804.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82"><draw:frame draw:style-name="fr1" draw:name="Image41" text:anchor-type="char" svg:width="0.847cm" svg:height="0.847cm" draw:z-index="35"><draw:image xlink:href="Pictures/10000001000000300000003022A0AEA096106148.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81"><draw:frame draw:style-name="fr1" draw:name="Image42" text:anchor-type="char" svg:width="0.847cm" svg:height="0.847cm" draw:z-index="36"><draw:image xlink:href="Pictures/100000010000003000000030C57C852928D89E27.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82"><draw:frame draw:style-name="fr3" draw:name="Image5" text:anchor-type="paragraph" svg:width="0.878cm" svg:height="0.878cm" draw:z-index="39"><draw:image xlink:href="Pictures/10000001000000300000003001A0BC97ADF581E7.png" xlink:type="simple" xlink:show="embed" xlink:actuate="onLoad" draw:mime-type="image/png"/></draw:frame>20</text:p>
          </table:table-cell>
          <table:table-cell table:style-name="CategoriesRisques.D2" office:value-type="string">
            <text:p text:style-name="P80">Risques liés aux pratiques addictives</text:p>
          </table:table-cell>
        </table:table-row>
        <table:table-row table:style-name="CategoriesRisques.1">
          <table:table-cell table:style-name="CategoriesRisques.A2" office:value-type="string">
            <text:p text:style-name="P81"><draw:frame draw:style-name="fr2" draw:name="Image14" text:anchor-type="char" svg:x="0.427cm" svg:y="0.189cm" svg:width="0.847cm" svg:height="0.847cm" draw:z-index="37"><draw:image xlink:href="Pictures/10000001000000300000003033D53FC64B4B828E.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82"><draw:frame draw:style-name="fr1" draw:name="Image22" text:anchor-type="char" svg:width="0.847cm" svg:height="0.847cm" draw:z-index="40"><draw:image xlink:href="Pictures/100000010000003000000030E062695273DE46EC.png" xlink:type="simple" xlink:show="embed" xlink:actuate="onLoad" draw:mime-type="image/png"/></draw:frame>21</text:p>
          </table:table-cell>
          <table:table-cell table:style-name="CategoriesRisques.D2" office:value-type="string">
            <text:p text:style-name="P77"><text:span text:style-name="T52">Risques </text:span><text:span text:style-name="T53">liés</text:span><text:span text:style-name="T52"> à l’amiante</text:span><text:span text:style-name="T52"><text:note text:id="ftn3" text:note-class="footnote"><text:note-citation>3</text:note-citation><text:note-body><text:p text:style-name="P74">Ce risque est en plus car il est souvent nécessaire de l’identifier <text:span text:style-name="T31">clairement.</text:span></text:p></text:note-body></text:note></text:span></text:p>
          </table:table-cell>
        </table:table-row>
        <table:table-row table:style-name="CategoriesRisques.1">
          <table:table-cell table:style-name="CategoriesRisques.A2" office:value-type="string">
            <text:p text:style-name="P81"><draw:frame draw:style-name="fr1" draw:name="Image15" text:anchor-type="char" svg:width="0.847cm" svg:height="0.847cm" draw:z-index="38"><draw:image xlink:href="Pictures/10000001000000300000003064B5360139D8D61C.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83"><draw:frame draw:style-name="fr2" draw:name="Image23" text:anchor-type="char" svg:x="0.222cm" svg:y="0.265cm" svg:width="0.847cm" svg:height="0.847cm" draw:z-index="41"><draw:image xlink:href="Pictures/10000001000000300000003062F7A78E78D29B46.png" xlink:type="simple" xlink:show="embed" xlink:actuate="onLoad" draw:mime-type="image/png"/></draw:frame>22</text:p>
          </table:table-cell>
          <table:table-cell table:style-name="CategoriesRisques.D2" office:value-type="string">
            <text:p text:style-name="P78">Risques <text:span text:style-name="T52">autres</text:span><text:note text:id="ftn4" text:note-class="footnote"><text:note-citation>4</text:note-citation><text:note-body><text:p text:style-name="P74">Cette catégories permet de ranger tous les types de risques non présents dans l’ED840 de l’INRS.</text:p></text:note-body></text:note></text:p>
          </table:table-cell>
        </table:table-row>
      </table:table>
      <text:p text:style-name="Text_20_body"/>
      <text:h text:style-name="P133"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20">cotation (Cot.)</text:span> avec le commentaire sur l’évaluation. (En option le descriptif et les actions correctives). Cette hiérarchisation des risques <text:span text:style-name="T20">est triée </text:span><text:span text:style-name="T41">par ordre décroissant.</text:span></text:p>
      <text:p text:style-name="P66"/>
      <text:p text:style-name="P66"><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8"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2">Réduction du risque par ligne</text:p>
        </text:list-item>
        <text:list-item>
          <text:p text:style-name="P152">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90">S<text:span text:style-name="T10"><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6">Nb</text:span><text:note text:id="ftn6" text:note-class="footnote"><text:note-citation>6</text:note-citation><text:note-body><text:p text:style-name="P74">Nombre des risques Inacceptable</text:p></text:note-body></text:note></text:p>
          </table:table-cell>
          <table:table-cell table:style-name="Tableau2.E1" office:value-type="string">
            <text:p text:style-name="P6"><text:span text:style-name="T26">Nb</text:span><text:note text:id="ftn7" text:note-class="footnote"><text:note-citation>7</text:note-citation><text:note-body><text:p text:style-name="P74">Nombre des risques à traiter</text:p></text:note-body></text:note></text:p>
          </table:table-cell>
          <table:table-cell table:style-name="Tableau2.F1" office:value-type="string">
            <text:p text:style-name="P6">Nb<text:note text:id="ftn8" text:note-class="footnote"><text:note-citation>8</text:note-citation><text:note-body><text:p text:style-name="P74">Nombre des risques à planifier</text:p></text:note-body></text:note></text:p>
          </table:table-cell>
          <table:table-cell table:style-name="Tableau2.G1" office:value-type="string">
            <text:p text:style-name="P6">Nb<text:note text:id="ftn9" text:note-class="footnote"><text:note-citation>9</text:note-citation><text:note-body><text:p text:style-name="P74">Nombre des risques faible</text:p></text:note-body></text:note></text:p>
          </table:table-cell>
        </table:table-row>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24" text:outline-level="1" text:is-list-header="true"/>
      <text:p text:style-name="P155"/>
      <text:h text:style-name="P124" text:outline-level="1"><text:bookmark-start text:name="__RefHeading__66_2019626781"/>Hiérarchisation des risques et p<text:span text:style-name="T27">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0">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1">« 1° Pour les entreprises dont l'effectif est supérieur ou égal à cinquante salariés, sur un programme annuel de prévention des risques professionnels et d'amélioration des conditions de travail qui :</text:p>
      <text:list text:style-name="L11">
        <text:list-item>
          <text:p text:style-name="P157">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7">b) Identifie les ressources de l'entreprise pouvant être mobilisées ;</text:p>
        </text:list-item>
        <text:list-item>
          <text:p text:style-name="P157">c) Comprend un calendrier de mise en œuvre ;</text:p>
        </text:list-item>
      </text:list>
      <text:p text:style-name="P11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5"><text:span text:style-name="T36">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6">ED840.pdf</text:span></text:a><text:span text:style-name="T36">)</text:span></text:p>
      <text:p text:style-name="P93">Colonne 5 : Vos commentaires afin de mieux comprendre le risque et d’esquisser votre plan d’action.</text:p>
      <text:p text:style-name="P94"/>
      <text:p text:style-name="P95">Nous vous rappelons que le coefficient de probabilité étant un constat des accidents arrivés, il vous est difficile de le réduire. </text:p>
      <text:p text:style-name="P35"><text:span text:style-name="T20">Vous pouv</text:span>ez agir sur un ou plusieurs des autres coefficients qui composent le risque :</text:p>
      <text:list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18"/>
      <text:h text:style-name="P128" text:outline-level="2"><text:bookmark-start text:name="__RefHeading__3670_1391606497"/><text:span text:style-name="T32">R</text:span><text:span text:style-name="T33">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7">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7">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7">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9">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9">Le programme annuel sera affiché si les taches sont renseignées dans </text:span><text:a xlink:type="simple" xlink:href="https://fr.wordpress.org/plugins/task-manager/" text:style-name="Internet_20_link" text:visited-style-name="Visited_20_Internet_20_Link"><text:span text:style-name="T39">l</text:span></text:a><text:span text:style-name="T24">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9">[!-- BEGIN row.risk4 --]{nomElement}</text:p>
          </table:table-cell>
          <table:table-cell table:style-name="Tableau3.B2" office:value-type="string">
            <text:p text:style-name="P69">{identifiantRisque}</text:p>
          </table:table-cell>
          <table:table-cell table:style-name="Tableau3.C2"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8"><text:span text:style-name="T56">✓</text:span> Action<text:span text:style-name="T49">s</text:span> <text:span text:style-name="T57">terminées</text:span> :</text:p>
            <text:p text:style-name="P56"><text:span text:style-name="T58">{actionPreventionCompleted}</text:span>[!-- END row.risk4 --]</text:p>
          </table:table-cell>
        </table:table-row>
        <table:table-row>
          <table:table-cell table:style-name="Tableau3.A2" office:value-type="string">
            <text:p text:style-name="P69">[!-- BEGIN row.risk3 --]{nomElement}</text:p>
          </table:table-cell>
          <table:table-cell table:style-name="Tableau3.B2" office:value-type="string">
            <text:p text:style-name="P69">{identifiantRisque}</text:p>
          </table:table-cell>
          <table:table-cell table:style-name="Tableau3.C3"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3 --]</text:p>
          </table:table-cell>
        </table:table-row>
        <table:table-row>
          <table:table-cell table:style-name="Tableau3.A2" office:value-type="string">
            <text:p text:style-name="P69">[!-- BEGIN row.risk2 --]{nomElement}</text:p>
          </table:table-cell>
          <table:table-cell table:style-name="Tableau3.B2" office:value-type="string">
            <text:p text:style-name="P69">{identifiantRisque}</text:p>
          </table:table-cell>
          <table:table-cell table:style-name="Tableau3.C4"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2 --]</text:p>
          </table:table-cell>
        </table:table-row>
        <table:table-row>
          <table:table-cell table:style-name="Tableau3.A2" office:value-type="string">
            <text:p text:style-name="P69">[!-- BEGIN row.risk1 --]{nomElement}</text:p>
          </table:table-cell>
          <table:table-cell table:style-name="Tableau3.B2" office:value-type="string">
            <text:p text:style-name="P69">{identifiantRisque}</text:p>
          </table:table-cell>
          <table:table-cell table:style-name="Tableau3.C5"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5">⌛</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1 --]</text:p>
          </table:table-cell>
        </table:table-row>
      </table:table>
      <text:p text:style-name="P49"/>
      <text:p text:style-name="P119"/>
      <text:p text:style-name="P49"/>
      <text:p text:style-name="P49"><text:soft-page-break/></text:p>
      <text:p text:style-name="P49"/>
      <text:p text:style-name="P49"/>
      <text:p text:style-name="P49"/>
      <text:p text:style-name="P49"/>
      <text:p text:style-name="P49">Liste des <text:span text:style-name="T47">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48">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text-properties fo:font-weight="normal" officeooo:rsid="0061e75b" style:font-weight-asian="normal" style:font-weight-complex="normal"/>
    </style:style>
    <style:style style:name="MT5" style:family="text"/>
    <style:style style:name="MT6" style:family="text">
      <style:text-properties fo:font-weight="normal" officeooo:rsid="0042fe4b" style:font-weight-asian="normal" style:font-weight-complex="normal"/>
    </style:style>
    <style:style style:name="MT7" style:family="text">
      <style:text-properties fo:font-weight="normal" officeooo:rsid="005b8804" style:font-weight-asian="normal" style:font-weight-complex="normal"/>
    </style:style>
    <style:style style:name="MT8" style:family="text">
      <style:text-properties fo:font-weight="normal" officeooo:rsid="00326f27" style:font-weight-asian="normal" style:font-weight-complex="normal"/>
    </style:style>
    <style:style style:name="MT9" style:family="text">
      <style:text-properties fo:font-weight="normal" officeooo:rsid="0045adeb"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text:span><text:span text:style-name="MT4">1221</text:span><text:span text:style-name="MT2"> - </text:span>Page :<text:page-number text:select-page="current">10</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6">3</text:span><text:span text:style-name="MT2">.</text:span><text:span text:style-name="MT7">2</text:span><text:span text:style-name="MT8"> </text:span><text:span text:style-name="MT2">- 202</text:span><text:span text:style-name="MT9">3</text:span><text:span text:style-name="MT7">122</text:span><text:span text:style-name="MT4">1</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88</meta:editing-cycles>
    <meta:editing-duration>P1DT16H56M11S</meta:editing-duration>
    <meta:generator>LibreOffice/7.4.1.2$Windows_X86_64 LibreOffice_project/3c58a8f3a960df8bc8fd77b461821e42c061c5f0</meta:generator>
    <dc:date>2023-12-21T17:50:13.565000000</dc:date>
    <meta:document-statistic meta:table-count="12" meta:image-count="28" meta:object-count="0" meta:page-count="16" meta:paragraph-count="441" meta:word-count="3522" meta:character-count="22226" meta:non-whitespace-character-count="19167"/>
  </office:meta>
</office:document-meta>
</file>